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73d" officeooo:paragraph-rsid="000e373d"/>
    </style:style>
    <style:style style:name="P2" style:family="paragraph" style:parent-style-name="Standard">
      <style:paragraph-properties fo:text-align="justify" style:justify-single-word="false"/>
      <style:text-properties officeooo:rsid="000e373d" officeooo:paragraph-rsid="000e373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 Design 2022.1</text:p>
      <text:p text:style-name="P1">Nome:</text:p>
      <text:p text:style-name="P1"/>
      <text:p text:style-name="P1"/>
      <text:p text:style-name="P2">Implemente todas as questões abaixo usando <text:span text:style-name="T1">JavasScript</text:span> ou <text:span text:style-name="T1">TypeScript</text:span>. Submeta as respostas (arquivos fontes) no <text:span text:style-name="T1">SIPPA</text:span> em <text:span text:style-name="T1">A02</text:span>. Caso tenha mais de um arquivo, compacte e submeta a pasta compactada.</text:p>
      <text:p text:style-name="P2"/>
      <text:p text:style-name="P2">1 - 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5:10:43.947000000</meta:creation-date>
    <dc:date>2022-04-04T15:15:29.999000000</dc:date>
    <meta:editing-duration>PT4M46S</meta:editing-duration>
    <meta:editing-cycles>1</meta:editing-cycles>
    <meta:document-statistic meta:table-count="0" meta:image-count="0" meta:object-count="0" meta:page-count="1" meta:paragraph-count="4" meta:word-count="38" meta:character-count="235" meta:non-whitespace-character-count="201"/>
    <meta:generator>LibreOffice/7.1.4.2$Windows_X86_64 LibreOffice_project/a529a4fab45b75fefc5b6226684193eb000654f6</meta:generator>
  </office:meta>
</office:document-meta>
</file>